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justify"/>
    </style:style>
    <style:style style:name="T2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4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P5" style:parent-style-name="PreformattedText" style:family="paragraph">
      <style:paragraph-properties fo:text-align="justify"/>
      <style:text-properties fo:font-weight="bold" style:font-weight-asian="bold" fo:language="de" fo:country="CH"/>
    </style:style>
    <style:style style:name="P6" style:parent-style-name="PreformattedText" style:family="paragraph">
      <style:paragraph-properties fo:text-align="justify"/>
      <style:text-properties fo:language="de" fo:country="CH"/>
    </style:style>
    <style:style style:name="P7" style:parent-style-name="PreformattedText" style:family="paragraph">
      <style:paragraph-properties fo:text-align="justify"/>
      <style:text-properties fo:language="de" fo:country="CH"/>
    </style:style>
    <style:style style:name="P8" style:parent-style-name="PreformattedText" style:family="paragraph">
      <style:paragraph-properties fo:text-align="justify"/>
      <style:text-properties fo:language="de" fo:country="CH"/>
    </style:style>
    <style:style style:name="P9" style:parent-style-name="PreformattedText" style:family="paragraph">
      <style:paragraph-properties fo:text-align="justify"/>
      <style:text-properties fo:language="de" fo:country="CH"/>
    </style:style>
    <style:style style:name="P10" style:parent-style-name="PreformattedText" style:family="paragraph">
      <style:paragraph-properties fo:text-align="justify"/>
      <style:text-properties fo:font-weight="bold" style:font-weight-asian="bold" fo:language="de" fo:country="CH"/>
    </style:style>
    <style:style style:name="P11" style:parent-style-name="PreformattedText" style:family="paragraph">
      <style:paragraph-properties fo:text-align="justify"/>
    </style:style>
    <style:style style:name="T12" style:parent-style-name="Absatz-Standardschriftart" style:family="text">
      <style:text-properties fo:language="de" fo:country="CH"/>
    </style:style>
    <style:style style:name="T13" style:parent-style-name="Absatz-Standardschriftart" style:family="text">
      <style:text-properties fo:language="de" fo:country="CH"/>
    </style:style>
    <style:style style:name="T14" style:parent-style-name="Absatz-Standardschriftart" style:family="text">
      <style:text-properties fo:language="de" fo:country="CH"/>
    </style:style>
    <style:style style:name="T15" style:parent-style-name="Absatz-Standardschriftart" style:family="text">
      <style:text-properties fo:language="de" fo:country="CH"/>
    </style:style>
    <style:style style:name="T16" style:parent-style-name="Absatz-Standardschriftart" style:family="text">
      <style:text-properties fo:language="de" fo:country="CH"/>
    </style:style>
    <style:style style:name="T17" style:parent-style-name="Hyperlink" style:family="text">
      <style:text-properties fo:language="de" fo:country="CH"/>
    </style:style>
    <style:style style:name="T18" style:parent-style-name="Absatz-Standardschriftart" style:family="text">
      <style:text-properties fo:language="de" fo:country="CH"/>
    </style:style>
    <style:style style:name="T19" style:parent-style-name="Absatz-Standardschriftart" style:family="text">
      <style:text-properties fo:language="de" fo:country="CH"/>
    </style:style>
    <style:style style:name="T20" style:parent-style-name="Absatz-Standardschriftart" style:family="text">
      <style:text-properties fo:language="de" fo:country="CH"/>
    </style:style>
    <style:style style:name="T21" style:parent-style-name="Absatz-Standardschriftart" style:family="text">
      <style:text-properties fo:language="de" fo:country="CH"/>
    </style:style>
    <style:style style:name="T22" style:parent-style-name="Absatz-Standardschriftart" style:family="text">
      <style:text-properties fo:language="de" fo:country="CH"/>
    </style:style>
    <style:style style:name="T23" style:parent-style-name="Absatz-Standardschriftart" style:family="text">
      <style:text-properties fo:language="de" fo:country="CH"/>
    </style:style>
    <style:style style:name="T24" style:parent-style-name="Absatz-Standardschriftart" style:family="text">
      <style:text-properties fo:language="de" fo:country="CH"/>
    </style:style>
    <style:style style:name="P25" style:parent-style-name="PreformattedText" style:family="paragraph">
      <style:paragraph-properties fo:text-align="justify"/>
      <style:text-properties fo:language="de" fo:country="CH"/>
    </style:style>
    <style:style style:name="P26" style:parent-style-name="PreformattedText" style:family="paragraph">
      <style:paragraph-properties fo:text-align="justify"/>
      <style:text-properties fo:font-style="italic" style:font-style-asian="italic"/>
    </style:style>
    <style:style style:name="P27" style:parent-style-name="PreformattedText" style:family="paragraph">
      <style:paragraph-properties fo:text-align="justify"/>
      <style:text-properties fo:font-style="italic" style:font-style-asian="italic"/>
    </style:style>
    <style:style style:name="P28" style:parent-style-name="PreformattedText" style:family="paragraph">
      <style:paragraph-properties fo:text-align="justify"/>
      <style:text-properties fo:font-style="italic" style:font-style-asian="italic"/>
    </style:style>
    <style:style style:name="P29" style:parent-style-name="PreformattedText" style:family="paragraph">
      <style:paragraph-properties fo:text-align="justify"/>
      <style:text-properties fo:font-style="italic" style:font-style-asian="italic"/>
    </style:style>
    <style:style style:name="P30" style:parent-style-name="PreformattedText" style:family="paragraph">
      <style:paragraph-properties fo:text-align="justify"/>
    </style:style>
    <style:style style:name="P31" style:parent-style-name="PreformattedText" style:family="paragraph">
      <style:paragraph-properties fo:text-align="justify"/>
      <style:text-properties fo:language="de" fo:country="CH"/>
    </style:style>
    <style:style style:name="P32" style:parent-style-name="PreformattedText" style:family="paragraph">
      <style:paragraph-properties fo:text-align="justify"/>
      <style:text-properties fo:language="de" fo:country="CH"/>
    </style:style>
    <style:style style:name="P33" style:parent-style-name="PreformattedText" style:family="paragraph">
      <style:paragraph-properties fo:text-align="justify"/>
      <style:text-properties fo:font-style="italic" style:font-style-asian="italic"/>
    </style:style>
    <style:style style:name="P34" style:parent-style-name="PreformattedText" style:family="paragraph">
      <style:paragraph-properties fo:text-align="justify"/>
      <style:text-properties fo:font-style="italic" style:font-style-asian="italic"/>
    </style:style>
    <style:style style:name="P35" style:parent-style-name="PreformattedText" style:family="paragraph">
      <style:paragraph-properties fo:text-align="justify"/>
      <style:text-properties fo:font-style="italic" style:font-style-asian="italic"/>
    </style:style>
    <style:style style:name="P36" style:parent-style-name="PreformattedText" style:family="paragraph">
      <style:paragraph-properties fo:text-align="justify"/>
      <style:text-properties fo:font-style="italic" style:font-style-asian="italic"/>
    </style:style>
    <style:style style:name="P37" style:parent-style-name="PreformattedText" style:family="paragraph">
      <style:paragraph-properties fo:text-align="justify"/>
      <style:text-properties fo:font-style="italic" style:font-style-asian="italic"/>
    </style:style>
    <style:style style:name="P38" style:parent-style-name="PreformattedText" style:family="paragraph">
      <style:paragraph-properties fo:text-align="justify"/>
      <style:text-properties fo:font-style="italic" style:font-style-asian="italic"/>
    </style:style>
    <style:style style:name="P39" style:parent-style-name="PreformattedText" style:family="paragraph">
      <style:paragraph-properties fo:text-align="justify"/>
    </style:style>
    <style:style style:name="P40" style:parent-style-name="PreformattedText" style:family="paragraph">
      <style:paragraph-properties fo:text-align="justify"/>
      <style:text-properties fo:language="de" fo:country="CH"/>
    </style:style>
    <style:style style:name="P41" style:parent-style-name="PreformattedText" style:family="paragraph">
      <style:paragraph-properties fo:text-align="justify"/>
      <style:text-properties fo:language="de" fo:country="CH"/>
    </style:style>
    <style:style style:name="P42" style:parent-style-name="PreformattedText" style:family="paragraph">
      <style:paragraph-properties fo:text-align="justify"/>
      <style:text-properties fo:font-style="italic" style:font-style-asian="italic"/>
    </style:style>
    <style:style style:name="P43" style:parent-style-name="PreformattedText" style:family="paragraph">
      <style:paragraph-properties fo:text-align="justify"/>
      <style:text-properties fo:font-style="italic" style:font-style-asian="italic"/>
    </style:style>
    <style:style style:name="P44" style:parent-style-name="PreformattedText" style:family="paragraph">
      <style:paragraph-properties fo:text-align="justify"/>
      <style:text-properties fo:font-style="italic" style:font-style-asian="italic"/>
    </style:style>
    <style:style style:name="P45" style:parent-style-name="PreformattedText" style:family="paragraph">
      <style:paragraph-properties fo:text-align="justify"/>
    </style:style>
    <style:style style:name="P46" style:parent-style-name="PreformattedText" style:family="paragraph">
      <style:paragraph-properties fo:text-align="justify"/>
      <style:text-properties fo:language="de" fo:country="CH"/>
    </style:style>
    <style:style style:name="P47" style:parent-style-name="PreformattedText" style:family="paragraph">
      <style:paragraph-properties fo:text-align="justify"/>
      <style:text-properties fo:language="de" fo:country="CH"/>
    </style:style>
    <style:style style:name="P48" style:parent-style-name="PreformattedText" style:family="paragraph">
      <style:paragraph-properties fo:text-align="justify"/>
      <style:text-properties fo:font-weight="bold" style:font-weight-asian="bold" fo:language="de" fo:country="CH"/>
    </style:style>
    <style:style style:name="P49" style:parent-style-name="PreformattedText" style:family="paragraph">
      <style:paragraph-properties fo:text-align="justify"/>
      <style:text-properties fo:language="de" fo:country="CH"/>
    </style:style>
    <style:style style:name="P50" style:parent-style-name="PreformattedText" style:family="paragraph">
      <style:paragraph-properties fo:text-align="justify"/>
      <style:text-properties fo:language="de" fo:country="CH"/>
    </style:style>
    <style:style style:name="P51" style:parent-style-name="PreformattedText" style:family="paragraph">
      <style:paragraph-properties fo:text-align="justify"/>
      <style:text-properties fo:font-style="italic" style:font-style-asian="italic"/>
    </style:style>
    <style:style style:name="P52" style:parent-style-name="PreformattedText" style:family="paragraph">
      <style:paragraph-properties fo:text-align="justify"/>
      <style:text-properties fo:font-style="italic" style:font-style-asian="italic"/>
    </style:style>
    <style:style style:name="P53" style:parent-style-name="PreformattedText" style:family="paragraph">
      <style:paragraph-properties fo:text-align="justify"/>
      <style:text-properties fo:font-style="italic" style:font-style-asian="italic"/>
    </style:style>
    <style:style style:name="P54" style:parent-style-name="PreformattedText" style:family="paragraph">
      <style:paragraph-properties fo:text-align="justify"/>
      <style:text-properties fo:font-style="italic" style:font-style-asian="italic"/>
    </style:style>
    <style:style style:name="P55" style:parent-style-name="PreformattedText" style:family="paragraph">
      <style:paragraph-properties fo:text-align="justify"/>
      <style:text-properties fo:font-style="italic" style:font-style-asian="italic"/>
    </style:style>
    <style:style style:name="P56" style:parent-style-name="PreformattedText" style:family="paragraph">
      <style:paragraph-properties fo:text-align="justify"/>
      <style:text-properties fo:font-style="italic" style:font-style-asian="italic"/>
    </style:style>
    <style:style style:name="P57" style:parent-style-name="PreformattedText" style:family="paragraph">
      <style:paragraph-properties fo:text-align="justify"/>
      <style:text-properties fo:font-style="italic" style:font-style-asian="italic"/>
    </style:style>
    <style:style style:name="P58" style:parent-style-name="PreformattedText" style:family="paragraph">
      <style:paragraph-properties fo:text-align="justify"/>
      <style:text-properties fo:font-style="italic" style:font-style-asian="italic"/>
    </style:style>
    <style:style style:name="P59" style:parent-style-name="PreformattedText" style:family="paragraph">
      <style:paragraph-properties fo:text-align="justify"/>
    </style:style>
    <style:style style:name="T60" style:parent-style-name="Absatz-Standardschriftart" style:family="text">
      <style:text-properties fo:font-style="italic" style:font-style-asian="italic"/>
    </style:style>
    <style:style style:name="T61" style:parent-style-name="Absatz-Standardschriftart" style:family="text">
      <style:text-properties fo:font-style="italic" style:font-style-asian="italic"/>
    </style:style>
    <style:style style:name="T62" style:parent-style-name="Absatz-Standardschriftart" style:family="text">
      <style:text-properties fo:font-style="italic" style:font-style-asian="italic" fo:language="de" fo:country="CH"/>
    </style:style>
    <style:style style:name="T63" style:parent-style-name="Absatz-Standardschriftart" style:family="text">
      <style:text-properties fo:font-style="italic" style:font-style-asian="italic"/>
    </style:style>
    <style:style style:name="T64" style:parent-style-name="Absatz-Standardschriftart" style:family="text">
      <style:text-properties fo:font-style="italic" style:font-style-asian="italic"/>
    </style:style>
    <style:style style:name="T65" style:parent-style-name="Absatz-Standardschriftart" style:family="text">
      <style:text-properties fo:font-style="italic" style:font-style-asian="italic"/>
    </style:style>
    <style:style style:name="T66" style:parent-style-name="Absatz-Standardschriftart" style:family="text">
      <style:text-properties fo:font-style="italic" style:font-style-asian="italic" fo:language="de" fo:country="CH"/>
    </style:style>
    <style:style style:name="P67" style:parent-style-name="PreformattedText" style:family="paragraph">
      <style:paragraph-properties fo:text-align="justify"/>
      <style:text-properties fo:font-style="italic" style:font-style-asian="italic" fo:language="de" fo:country="CH"/>
    </style:style>
    <style:style style:name="P68" style:parent-style-name="PreformattedText" style:family="paragraph">
      <style:paragraph-properties fo:text-align="justify"/>
    </style:style>
    <style:style style:name="T69" style:parent-style-name="Absatz-Standardschriftart" style:family="text">
      <style:text-properties fo:language="de" fo:country="CH"/>
    </style:style>
    <style:style style:name="T70" style:parent-style-name="Absatz-Standardschriftart" style:family="text">
      <style:text-properties fo:font-style="italic" style:font-style-asian="italic" fo:language="de" fo:country="CH"/>
    </style:style>
    <style:style style:name="T71" style:parent-style-name="Absatz-Standardschriftart" style:family="text">
      <style:text-properties fo:font-style="italic" style:font-style-asian="italic" fo:language="de" fo:country="CH"/>
    </style:style>
    <style:style style:name="T72" style:parent-style-name="Absatz-Standardschriftart" style:family="text">
      <style:text-properties fo:language="de" fo:country="CH"/>
    </style:style>
    <style:style style:name="T73" style:parent-style-name="Absatz-Standardschriftart" style:family="text">
      <style:text-properties fo:language="de" fo:country="CH"/>
    </style:style>
    <style:style style:name="T74" style:parent-style-name="Absatz-Standardschriftart" style:family="text">
      <style:text-properties fo:language="de" fo:country="CH"/>
    </style:style>
    <style:style style:name="T75" style:parent-style-name="Absatz-Standardschriftart" style:family="text">
      <style:text-properties fo:language="de" fo:country="CH"/>
    </style:style>
    <style:style style:name="T76" style:parent-style-name="Absatz-Standardschriftart" style:family="text">
      <style:text-properties fo:language="de" fo:country="CH"/>
    </style:style>
    <style:style style:name="T77" style:parent-style-name="Absatz-Standardschriftart" style:family="text">
      <style:text-properties fo:language="de" fo:country="CH"/>
    </style:style>
    <style:style style:name="T78" style:parent-style-name="Absatz-Standardschriftart" style:family="text">
      <style:text-properties fo:language="de" fo:country="CH"/>
    </style:style>
    <style:style style:name="T79" style:parent-style-name="Absatz-Standardschriftart" style:family="text">
      <style:text-properties fo:language="de" fo:country="CH"/>
    </style:style>
    <style:style style:name="T80" style:parent-style-name="Absatz-Standardschriftart" style:family="text">
      <style:text-properties fo:language="de" fo:country="CH"/>
    </style:style>
    <style:style style:name="T81" style:parent-style-name="Absatz-Standardschriftart" style:family="text">
      <style:text-properties fo:language="de" fo:country="CH"/>
    </style:style>
    <style:style style:name="T82" style:parent-style-name="Absatz-Standardschriftart" style:family="text">
      <style:text-properties fo:language="de" fo:country="CH"/>
    </style:style>
    <style:style style:name="T83" style:parent-style-name="Absatz-Standardschriftart" style:family="text">
      <style:text-properties fo:language="de" fo:country="CH"/>
    </style:style>
    <style:style style:name="T84" style:parent-style-name="Absatz-Standardschriftart" style:family="text">
      <style:text-properties fo:language="de" fo:country="CH"/>
    </style:style>
    <style:style style:name="T85" style:parent-style-name="Absatz-Standardschriftart" style:family="text">
      <style:text-properties fo:language="de" fo:country="CH"/>
    </style:style>
    <style:style style:name="T86" style:parent-style-name="Absatz-Standardschriftart" style:family="text">
      <style:text-properties fo:language="de" fo:country="CH"/>
    </style:style>
    <style:style style:name="T87" style:parent-style-name="Absatz-Standardschriftart" style:family="text">
      <style:text-properties fo:language="de" fo:country="CH"/>
    </style:style>
    <style:style style:name="T88" style:parent-style-name="Absatz-Standardschriftart" style:family="text">
      <style:text-properties fo:language="de" fo:country="CH"/>
    </style:style>
    <style:style style:name="T89" style:parent-style-name="Absatz-Standardschriftart" style:family="text">
      <style:text-properties fo:language="de" fo:country="CH"/>
    </style:style>
    <style:style style:name="T90" style:parent-style-name="Absatz-Standardschriftart" style:family="text">
      <style:text-properties fo:language="de" fo:country="CH"/>
    </style:style>
    <style:style style:name="T91" style:parent-style-name="Absatz-Standardschriftart" style:family="text">
      <style:text-properties fo:language="de" fo:country="CH"/>
    </style:style>
    <style:style style:name="T92" style:parent-style-name="Absatz-Standardschriftart" style:family="text">
      <style:text-properties fo:font-style="italic" style:font-style-asian="italic" fo:language="de" fo:country="CH"/>
    </style:style>
    <style:style style:name="T93" style:parent-style-name="Absatz-Standardschriftart" style:family="text">
      <style:text-properties fo:font-style="italic" style:font-style-asian="italic" fo:language="de" fo:country="CH"/>
    </style:style>
    <style:style style:name="T94" style:parent-style-name="Absatz-Standardschriftart" style:family="text">
      <style:text-properties fo:font-style="italic" style:font-style-asian="italic" fo:language="de" fo:country="CH"/>
    </style:style>
    <style:style style:name="T95" style:parent-style-name="Absatz-Standardschriftart" style:family="text">
      <style:text-properties fo:language="de" fo:country="CH"/>
    </style:style>
    <style:style style:name="T96" style:parent-style-name="Absatz-Standardschriftart" style:family="text">
      <style:text-properties fo:language="de" fo:country="CH"/>
    </style:style>
    <style:style style:name="T97" style:parent-style-name="Absatz-Standardschriftart" style:family="text">
      <style:text-properties fo:font-style="italic" style:font-style-asian="italic" fo:language="de" fo:country="CH"/>
    </style:style>
    <style:style style:name="T98" style:parent-style-name="Absatz-Standardschriftart" style:family="text">
      <style:text-properties fo:language="de" fo:country="CH"/>
    </style:style>
    <style:style style:name="T99" style:parent-style-name="Absatz-Standardschriftart" style:family="text">
      <style:text-properties fo:language="de" fo:country="CH"/>
    </style:style>
    <style:style style:name="T100" style:parent-style-name="Absatz-Standardschriftart" style:family="text">
      <style:text-properties fo:language="de" fo:country="CH"/>
    </style:style>
    <style:style style:name="T101" style:parent-style-name="Absatz-Standardschriftart" style:family="text">
      <style:text-properties fo:language="de" fo:country="CH"/>
    </style:style>
    <style:style style:name="T102" style:parent-style-name="Absatz-Standardschriftart" style:family="text">
      <style:text-properties fo:font-style="italic" style:font-style-asian="italic" fo:language="de" fo:country="CH"/>
    </style:style>
    <style:style style:name="T103" style:parent-style-name="Absatz-Standardschriftart" style:family="text">
      <style:text-properties fo:language="de" fo:country="CH"/>
    </style:style>
    <style:style style:name="T104" style:parent-style-name="Absatz-Standardschriftart" style:family="text">
      <style:text-properties fo:language="de" fo:country="CH"/>
    </style:style>
    <style:style style:name="T105" style:parent-style-name="Absatz-Standardschriftart" style:family="text">
      <style:text-properties fo:language="de" fo:country="CH"/>
    </style:style>
    <style:style style:name="T106" style:parent-style-name="Absatz-Standardschriftart" style:family="text">
      <style:text-properties fo:language="de" fo:country="CH"/>
    </style:style>
    <style:style style:name="T107" style:parent-style-name="Absatz-Standardschriftart" style:family="text">
      <style:text-properties fo:language="de" fo:country="CH"/>
    </style:style>
    <style:style style:name="T108" style:parent-style-name="Absatz-Standardschriftart" style:family="text">
      <style:text-properties fo:language="de" fo:country="CH"/>
    </style:style>
    <style:style style:name="T109" style:parent-style-name="Absatz-Standardschriftart" style:family="text">
      <style:text-properties fo:language="de" fo:country="CH"/>
    </style:style>
    <style:style style:name="P110" style:parent-style-name="PreformattedText" style:family="paragraph">
      <style:paragraph-properties fo:text-align="justify"/>
      <style:text-properties fo:language="de" fo:country="CH"/>
    </style:style>
    <style:style style:name="P111" style:parent-style-name="PreformattedText" style:family="paragraph">
      <style:paragraph-properties fo:text-align="justify"/>
      <style:text-properties fo:font-weight="bold" style:font-weight-asian="bold" fo:language="de" fo:country="CH"/>
    </style:style>
    <style:style style:name="P112" style:parent-style-name="PreformattedText" style:family="paragraph">
      <style:paragraph-properties fo:text-align="justify"/>
    </style:style>
    <style:style style:name="T113" style:parent-style-name="Absatz-Standardschriftart" style:family="text">
      <style:text-properties fo:language="de" fo:country="CH"/>
    </style:style>
    <style:style style:name="T114" style:parent-style-name="Absatz-Standardschriftart" style:family="text">
      <style:text-properties fo:language="de" fo:country="CH"/>
    </style:style>
    <style:style style:name="T115" style:parent-style-name="Absatz-Standardschriftart" style:family="text">
      <style:text-properties fo:language="de" fo:country="CH"/>
    </style:style>
    <style:style style:name="T116" style:parent-style-name="Absatz-Standardschriftart" style:family="text">
      <style:text-properties fo:language="de" fo:country="CH"/>
    </style:style>
    <style:style style:name="T117" style:parent-style-name="Hyperlink" style:family="text">
      <style:text-properties fo:language="de" fo:country="CH"/>
    </style:style>
    <style:style style:name="T118" style:parent-style-name="Absatz-Standardschriftart" style:family="text">
      <style:text-properties fo:language="de" fo:country="CH"/>
    </style:style>
    <style:style style:name="T119" style:parent-style-name="Absatz-Standardschriftart" style:family="text">
      <style:text-properties fo:language="de" fo:country="CH"/>
    </style:style>
    <style:style style:name="T120" style:parent-style-name="Absatz-Standardschriftart" style:family="text">
      <style:text-properties fo:language="de" fo:country="CH"/>
    </style:style>
    <style:style style:name="P121" style:parent-style-name="PreformattedText" style:family="paragraph">
      <style:paragraph-properties fo:text-align="justify"/>
    </style:style>
    <style:style style:name="T122" style:parent-style-name="Absatz-Standardschriftart" style:family="text">
      <style:text-properties fo:language="de" fo:country="CH"/>
    </style:style>
    <style:style style:name="T123" style:parent-style-name="Hyperlink" style:family="text">
      <style:text-properties fo:language="de" fo:country="CH"/>
    </style:style>
    <style:style style:name="T124" style:parent-style-name="Absatz-Standardschriftart" style:family="text">
      <style:text-properties fo:language="de" fo:country="CH"/>
    </style:style>
  </office:automatic-styles>
  <office:body>
    <office:text text:use-soft-page-breaks="true">
      <text:p text:style-name="P1"><text:span text:style-name="T2">3._</text:span><text:span text:style-name="T3">FLTK</text:span><text:span text:style-name="T4"><text:s/>Fast Light Toolkit</text:span></text:p>
      <text:p text:style-name="P5">3.1 Einleitung</text:p>
      <text:p text:style-name="P6">FLTK ist eine<text:s/>C++ basierende GUI, die auf allen herkömmlichen Betreibsystemen<text:s/>wie Linux, OSX und Windows funktioniert.<text:s/>Sie ist klein,<text:s/>schnell,<text:s/>portabel,<text:s/>benutzerfreundlich<text:s/>und braucht extrem wenige Ressourcen.<text:s/>Das hauseigene Programm FLUID kann benutzt werden, um eine GUI aufzubauen. Doch in diesem Projekt wurde die GUI von Hand geschrieben.</text:p>
      <text:p text:style-name="P7"/>
      <text:p text:style-name="P8">FLTK wurde<text:s/>aus genau diesen Gründen<text:s/>für dieses Projekt<text:s/>gewählt.<text:s/>Es ist wichtig,<text:s/>dem Tracker möglichst viele Leistung übrig zu lassen<text:s/>jedoch keine Benutzerfreundlichkeit oder Schönheit zu rauben.</text:p>
      <text:p text:style-name="P9"/>
      <text:p text:style-name="P10">3.1 Gebrauch</text:p>
      <text:p text:style-name="P11"><text:span text:style-name="T12">Um diese GUI gebrauchen zu können, m</text:span><text:span text:style-name="T13">uss</text:span><text:span text:style-name="T14"><text:s/>zuerst FLTK installie</text:span><text:span text:style-name="T15">rt werden</text:span><text:span text:style-name="T16"><text:s/>(</text:span><text:a xlink:href="https://github.com/BE3dARt/CamTrackAI" office:target-frame-name="_top" xlink:show="replace"><text:span text:style-name="T17">Tutorial</text:span></text:a><text:span text:style-name="T18">)</text:span><text:span text:style-name="T19">.</text:span><text:span text:style-name="T20"><text:s/></text:span><text:span text:style-name="T21">Es werden Header Dateien benötigt, um die GUI Ressourcen gebrauchen zu können.</text:span><text:span text:style-name="T22"><text:s/>Dies</text:span><text:span text:style-name="T23">es Hinzufügen</text:span><text:span text:style-name="T24"><text:s/>könnte etwa so aussehen:</text:span></text:p>
      <text:p text:style-name="P25"/>
      <text:p text:style-name="P26">#include &lt;FL/Fl.H&gt;</text:p>
      <text:p text:style-name="P27">#include &lt;FL/Fl_Box.H&gt;</text:p>
      <text:p text:style-name="P28">#include &lt;FL/Fl_Window.H&gt;</text:p>
      <text:p text:style-name="P29">#include &lt;FL/Fl_Button.H&gt;</text:p>
      <text:p text:style-name="P30"/>
      <text:p text:style-name="P31">Um eine GUI bauen zu können, wird als aller Erstes ein Fenster gebraucht, in dem die GUI angezeigt werden kann.</text:p>
      <text:p text:style-name="P32"/>
      <text:p text:style-name="P33">#define<text:s/>SCREEN_X<text:tab/><text:tab/>10</text:p>
      <text:p text:style-name="P34">#define<text:s/>SCREEN<text:s/>_Y<text:tab/><text:tab/>10</text:p>
      <text:p text:style-name="P35">#define<text:s/>SCREEN<text:s/>_WIDTH<text:tab/><text:tab/>50</text:p>
      <text:p text:style-name="P36">#define<text:s/>SCREEN<text:s/>_HEIGHT<text:tab/><text:tab/>30</text:p>
      <text:p text:style-name="P37"/>
      <text:p text:style-name="P38">Fl_Window *firstWindow = new Fl_Window(SCREEN_X,<text:s/>SCREEN _Y,<text:s/>SCREEN _WIDTH,<text:s/>SCREEN _HEIGHT);</text:p>
      <text:p text:style-name="P39"/>
      <text:p text:style-name="P40">Als nächsten wird natürlich ein GUI Element gebraucht. Mehr hierzu ist in «3.2 Beispiel Textausgabe»<text:s/>zu finden.<text:s/>Um<text:s/>eine GUI abzuschliessen<text:s/>zu können,<text:s/>werden noch drei kleine<text:s/>Zusätze<text:s/>benötigt.</text:p>
      <text:p text:style-name="P41"/>
      <text:p text:style-name="P42">firstWindow<text:s/>-&gt;end();</text:p>
      <text:p text:style-name="P43">firstWindow<text:s/>-&gt;show(argc,argv);</text:p>
      <text:p text:style-name="P44">return Fl::run();</text:p>
      <text:p text:style-name="P45"/>
      <text:p text:style-name="P46">Die Funktion end() signalisiert der GUI, dass der Zusammenbau fertig ist<text:s/>und die GUI<text:s/>von nun an<text:s/>durch show() gezeigt werden kann.<text:s/>Um das Ganze ins Laufen zu bringen, wird run() benötigt.<text:s/>Hierbei bleibt das Programm in dieser Funktion drin, bis das Fenster geschlossen wird.<text:s/>Im<text:s/>Projekt<text:s/>wurden<text:s/>sogenannte Threads<text:s/>genutzt, um verschiedene Teile des Programms gleichzeitig laufen zu lassen.</text:p>
      <text:p text:style-name="P47"/>
      <text:p text:style-name="P48">3.2<text:s/>Beispiel<text:s/>Textausgabe</text:p>
      <text:p text:style-name="P49">In diesem Beispiel betrachten wir eine einfache Textausgabe.<text:s/>Mit genau diesen Mitteln wurde die GUI des Projekts gebaut.<text:s/>Natürlich<text:s/>werden<text:s/>noch Header Dateien benötigt. Wer dies nachbauen will, sollte im<text:s/>source code des Projekts schauen gehen.</text:p>
      <text:p text:style-name="P50"/>
      <text:p text:style-name="P51">#define BOX_X<text:tab/><text:tab/>10</text:p>
      <text:p text:style-name="P52">#define BOX_Y<text:tab/><text:tab/>10</text:p>
      <text:p text:style-name="P53">#define BOX_WIDTH<text:tab/>50</text:p>
      <text:p text:style-name="P54">#define BOX_HEIGHT<text:tab/>30</text:p>
      <text:p text:style-name="P55"/>
      <text:p text:style-name="P56">Fl_Output *output1<text:s/>= new Fl_Output(BOX_X,<text:s/>BOX_Y,<text:s/>BOX_WIDTH,<text:s/>BOX_HEIGHT, "Ausgabe");</text:p>
      <text:p text:style-name="P57"><text:s/>output1-&gt;labelsize(15);</text:p>
      <text:p text:style-name="P58"><text:s/>output1-&gt;align(FL_ALIGN_RIGHT);</text:p>
      <text:p text:style-name="P59"><text:span text:style-name="T60"><text:s/></text:span><text:span text:style-name="T61">output1</text:span><text:span text:style-name="T62">-&gt;value(</text:span><text:span text:style-name="T63">"</text:span><text:span text:style-name="T64">Hello World</text:span><text:span text:style-name="T65">"</text:span><text:span text:style-name="T66">);</text:span></text:p>
      <text:p text:style-name="P67"/>
      <text:p text:style-name="P68"><text:span text:style-name="T69">Zuerst wird ein Pointer des typs<text:s/></text:span><text:span text:style-name="T70">FL_Ou</text:span><text:span text:style-name="T71">tput</text:span><text:span text:style-name="T72"><text:s/>deklariert.</text:span><text:span text:style-name="T73"><text:s/>Durch die Initialisierung entsteht eine<text:s/></text:span><text:span text:style-name="T74">Box</text:span><text:span text:style-name="T75"><text:s/>mit der Position<text:s/></text:span><text:span text:style-name="T76">auf der X-Achse gleich 10, der Y-Achse gleich 10,<text:s/></text:span><text:span text:style-name="T77">der Länge 50</text:span><text:span text:style-name="T78">,<text:s/></text:span><text:span text:style-name="T79">der Höhe 30</text:span><text:span text:style-name="T80"><text:s/>und einem Titel der «Ausgabe» lautet</text:span><text:span text:style-name="T81">.</text:span><text:span text:style-name="T82"><text:s/>Die Zahlen werden in Pixel angegeben.<text:s/></text:span><text:span text:style-name="T83">Zu vermerken ist, dass<text:s/></text:span><text:span text:style-name="T84">der Ankerpunkt der Box<text:s/></text:span><text:span text:style-name="T85">immer im oberen, linken Ecken<text:s/></text:span><text:span text:style-name="T86">liegt</text:span><text:span text:style-name="T87">.</text:span><text:span text:style-name="T88"><text:s/>Als nächstes wird d</text:span><text:span text:style-name="T89">ie Titelgrösse der Box</text:span><text:span text:style-name="T90"><text:s/></text:span><text:span text:style-name="T91">durch die Funktion<text:s/></text:span><text:span text:style-name="T92">labelsize(</text:span><text:span text:style-name="T93">15</text:span><text:span text:style-name="T94">)</text:span><text:span text:style-name="T95"><text:s/>auf 15 Pixel gestellt.</text:span><text:span text:style-name="T96"><text:s/>Mit der Funktion<text:s/></text:span><text:soft-page-break/><text:span text:style-name="T97">align(FL_ALIGN_RIGHT)</text:span><text:span text:style-name="T98"><text:s/></text:span><text:span text:style-name="T99">verschiebt sich der Titel der Bo</text:span><text:span text:style-name="T100">x auf die rechte Seite der Box.</text:span><text:span text:style-name="T101"><text:s/>Zuletzt wird mit der Funktion<text:s/></text:span><text:span text:style-name="T102">value("Hello World")</text:span><text:span text:style-name="T103"><text:s/>«Hello World» in die Box geschrieben.</text:span><text:span text:style-name="T104"><text:s/></text:span><text:span text:style-name="T105">Dadurch, dass es ein Pointer und keine Variabel ist, gelingt es anderen Funktionen, das GUI Element<text:s/></text:span><text:span text:style-name="T106">zu<text:s/></text:span><text:span text:style-name="T107">adressieren</text:span><text:span text:style-name="T108"><text:s/>und<text:s/></text:span><text:span text:style-name="T109">anzupassen.</text:span></text:p>
      <text:p text:style-name="P110"/>
      <text:p text:style-name="P111">3.4<text:s/>Quellen</text:p>
      <text:p text:style-name="P112"><text:span text:style-name="T113">F</text:span><text:span text:style-name="T114">ür Einleitung</text:span><text:span text:style-name="T115"><text:s/></text:span><text:span text:style-name="T116">(</text:span><text:a xlink:href="https://www.fltk.org/index.php" office:target-frame-name="_top" xlink:show="replace"><text:span text:style-name="T117">https://www.fltk.org/index.php</text:span></text:a><text:span text:style-name="T118">) 15.01.2020, 1</text:span><text:span text:style-name="T119">9 :</text:span><text:span text:style-name="T120">27</text:span></text:p>
      <text:p text:style-name="P121"><text:span text:style-name="T122">Dokumentation (</text:span><text:a xlink:href="https://www.fltk.org/doc-1.3/index.html" office:target-frame-name="_top" xlink:show="replace"><text:span text:style-name="T123">https://www.fltk.org/doc-1.3/index.html</text:span></text:a><text:span text:style-name="T124">) 15.01.2020, 20: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ianluca Imbiscuso</dc:creator>
    <meta:creation-date>2020-01-15T09:55:00Z</meta:creation-date>
    <dc:date>2020-01-15T19:18:00Z</dc:date>
    <meta:template xlink:href="Normal.dotm" xlink:type="simple"/>
    <meta:editing-cycles>522</meta:editing-cycles>
    <meta:editing-duration>PT0S</meta:editing-duration>
    <meta:document-statistic meta:page-count="2" meta:paragraph-count="6" meta:word-count="473" meta:character-count="3454" meta:row-count="24" meta:non-whitespace-character-count="2987"/>
  </office:meta>
</office:document-meta>
</file>